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in" fo:margin-bottom="0in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1. <text:span text:style-name="Strong_20_Emphasis">NSA (Non-Standalone) Call Flow</text:span></text:h>
      <text:p text:style-name="Text_20_body"><text:span text:style-name="Strong_20_Emphasis">NSA</text:span> leverages existing LTE infrastructure (eNodeBs) for control signaling and uses 5G NR (New Radio) for user plane data. Here's how the call flow generally works in NSA:</text:p>
      <text:h text:style-name="Heading_20_4" text:outline-level="4"><text:span text:style-name="Strong_20_Emphasis">UE Initialization and Attach Procedure</text:span></text:h>
      <text:list xml:id="list3320261461" text:style-name="L1">
        <text:list-item>
          <text:p text:style-name="P1"><text:span text:style-name="Strong_20_Emphasis">Attach Request</text:span>:</text:p>
          <text:list>
            <text:list-item>
              <text:p text:style-name="P2">The UE sends an <text:span text:style-name="Strong_20_Emphasis">Attach Request</text:span> to the LTE eNodeB.</text:p>
            </text:list-item>
          </text:list>
        </text:list-item>
        <text:list-item>
          <text:p text:style-name="P1"><text:span text:style-name="Strong_20_Emphasis">eNodeB to MME</text:span>:</text:p>
          <text:list>
            <text:list-item>
              <text:p text:style-name="P2">The eNodeB forwards this request to the MME (Mobility Management Entity).</text:p>
            </text:list-item>
          </text:list>
        </text:list-item>
        <text:list-item>
          <text:p text:style-name="P1"><text:span text:style-name="Strong_20_Emphasis">Attach Accept</text:span>:</text:p>
          <text:list>
            <text:list-item>
              <text:p text:style-name="P2">The MME processes the request and sends an <text:span text:style-name="Strong_20_Emphasis">Attach Accept</text:span> to the eNodeB, which forwards it to the UE.</text:p>
            </text:list-item>
          </text:list>
        </text:list-item>
        <text:list-item>
          <text:p text:style-name="P1"><text:span text:style-name="Strong_20_Emphasis">Attach Complete</text:span>:</text:p>
          <text:list>
            <text:list-item>
              <text:p text:style-name="P1">The UE responds with an <text:span text:style-name="Strong_20_Emphasis">Attach Complete</text:span> message.</text:p>
            </text:list-item>
          </text:list>
        </text:list-item>
      </text:list>
      <text:h text:style-name="Heading_20_4" text:outline-level="4"><text:span text:style-name="Strong_20_Emphasis">Session Establishment Procedure</text:span></text:h>
      <text:list xml:id="list648417741" text:style-name="L2">
        <text:list-item>
          <text:p text:style-name="P3"><text:span text:style-name="Strong_20_Emphasis">Initial Context Setup Request</text:span>:</text:p>
          <text:list>
            <text:list-item>
              <text:p text:style-name="P4">The MME sends an <text:span text:style-name="Strong_20_Emphasis">Initial Context Setup Request</text:span> to the eNodeB to establish bearer contexts.</text:p>
            </text:list-item>
          </text:list>
        </text:list-item>
        <text:list-item>
          <text:p text:style-name="P3"><text:span text:style-name="Strong_20_Emphasis">Bearer Resource Setup</text:span>:</text:p>
          <text:list>
            <text:list-item>
              <text:p text:style-name="P4">The eNodeB sets up the bearer contexts and responds with an <text:span text:style-name="Strong_20_Emphasis">Initial Context Setup Response</text:span>.</text:p>
            </text:list-item>
          </text:list>
        </text:list-item>
        <text:list-item>
          <text:p text:style-name="P3"><text:span text:style-name="Strong_20_Emphasis">Bearer Resource Command</text:span>:</text:p>
          <text:list>
            <text:list-item>
              <text:p text:style-name="P4">The MME may send a <text:span text:style-name="Strong_20_Emphasis">Bearer Resource Command</text:span> to configure bearers.</text:p>
            </text:list-item>
          </text:list>
        </text:list-item>
        <text:list-item>
          <text:p text:style-name="P3"><text:span text:style-name="Strong_20_Emphasis">Bearer Resource Setup Response</text:span>:</text:p>
          <text:list>
            <text:list-item>
              <text:p text:style-name="P3">The eNodeB responds with a <text:span text:style-name="Strong_20_Emphasis">Bearer Resource Setup Response</text:span>.</text:p>
            </text:list-item>
          </text:list>
        </text:list-item>
      </text:list>
      <text:h text:style-name="Heading_20_4" text:outline-level="4"><text:span text:style-name="Strong_20_Emphasis">5G NR Connection Setup</text:span></text:h>
      <text:list xml:id="list2921036565" text:style-name="L3">
        <text:list-item>
          <text:p text:style-name="P5"><text:span text:style-name="Strong_20_Emphasis">NR Cell Selection</text:span>:</text:p>
          <text:list>
            <text:list-item>
              <text:p text:style-name="P6">The UE selects a 5G NR cell and sends an <text:span text:style-name="Strong_20_Emphasis">RRC Connection Request</text:span> to the gNodeB.</text:p>
            </text:list-item>
          </text:list>
        </text:list-item>
        <text:list-item>
          <text:p text:style-name="P5"><text:span text:style-name="Strong_20_Emphasis">gNodeB to AMF</text:span>:</text:p>
          <text:list>
            <text:list-item>
              <text:p text:style-name="P6">The gNodeB forwards this request to the AMF (Access and Mobility Management Function).</text:p>
            </text:list-item>
          </text:list>
        </text:list-item>
        <text:list-item>
          <text:p text:style-name="P5"><text:span text:style-name="Strong_20_Emphasis">N2 Setup Request/Response</text:span>:</text:p>
          <text:list>
            <text:list-item>
              <text:p text:style-name="P6">The AMF and gNodeB exchange <text:span text:style-name="Strong_20_Emphasis">N2 Setup Request</text:span> and <text:span text:style-name="Strong_20_Emphasis">N2 Setup Response</text:span> to establish the N2 interface.</text:p>
            </text:list-item>
          </text:list>
        </text:list-item>
        <text:list-item>
          <text:p text:style-name="P5"><text:span text:style-name="Strong_20_Emphasis">RRC Connection Setup</text:span>:</text:p>
          <text:list>
            <text:list-item>
              <text:p text:style-name="P5"><text:soft-page-break/>The gNodeB sends an <text:span text:style-name="Strong_20_Emphasis">RRC Connection Setup</text:span> message to the UE, which responds with an <text:span text:style-name="Strong_20_Emphasis">RRC Connection Setup Complete</text:span>.</text:p>
            </text:list-item>
          </text:list>
        </text:list-item>
      </text:list>
      <text:h text:style-name="Heading_20_4" text:outline-level="4"><text:span text:style-name="Strong_20_Emphasis">Bearer Setup in 5G</text:span></text:h>
      <text:list xml:id="list1659292992" text:style-name="L4">
        <text:list-item>
          <text:p text:style-name="P7"><text:span text:style-name="Strong_20_Emphasis">Bearer Resource Command</text:span>:</text:p>
          <text:list>
            <text:list-item>
              <text:p text:style-name="P8">The AMF sends a <text:span text:style-name="Strong_20_Emphasis">Bearer Resource Command</text:span> to the gNodeB to set up 5G NR bearers.</text:p>
            </text:list-item>
          </text:list>
        </text:list-item>
        <text:list-item>
          <text:p text:style-name="P7"><text:span text:style-name="Strong_20_Emphasis">Bearer Resource Setup Response</text:span>:</text:p>
          <text:list>
            <text:list-item>
              <text:p text:style-name="P7">The gNodeB responds with a <text:span text:style-name="Strong_20_Emphasis">Bearer Resource Setup Response</text:span>.</text:p>
            </text:list-item>
          </text:list>
        </text:list-item>
      </text:list>
      <text:h text:style-name="Heading_20_4" text:outline-level="4"><text:span text:style-name="Strong_20_Emphasis">Call Establishment and Management</text:span></text:h>
      <text:list xml:id="list540640647" text:style-name="L5">
        <text:list-item>
          <text:p text:style-name="P9"><text:span text:style-name="Strong_20_Emphasis">Call Setup</text:span>:</text:p>
          <text:list>
            <text:list-item>
              <text:p text:style-name="P10">The call setup involves coordination between LTE and 5G NR bearers.</text:p>
            </text:list-item>
          </text:list>
        </text:list-item>
        <text:list-item>
          <text:p text:style-name="P9"><text:span text:style-name="Strong_20_Emphasis">Handover and Mobility</text:span>:</text:p>
          <text:list>
            <text:list-item>
              <text:p text:style-name="P10">The handover procedure involves both LTE and 5G components if the UE moves between cells or networks.</text:p>
            </text:list-item>
          </text:list>
        </text:list-item>
        <text:list-item>
          <text:p text:style-name="P9"><text:span text:style-name="Strong_20_Emphasis">Call Release</text:span>:</text:p>
          <text:list>
            <text:list-item>
              <text:p text:style-name="P9">The call release involves deactivating bearers and terminating the call.</text:p>
            </text:list-item>
          </text:list>
        </text:list-item>
      </text:list>
      <text:h text:style-name="Heading_20_3" text:outline-level="3">2. <text:span text:style-name="Strong_20_Emphasis">SA (Standalone) Call Flow</text:span></text:h>
      <text:p text:style-name="Text_20_body"><text:span text:style-name="Strong_20_Emphasis">SA</text:span> uses a complete 5G architecture, including 5G core (5GC) and 5G NR, without relying on LTE infrastructure. Here’s how the call flow generally works in SA:</text:p>
      <text:h text:style-name="Heading_20_4" text:outline-level="4"><text:span text:style-name="Strong_20_Emphasis">UE Initialization and Attach Procedure</text:span></text:h>
      <text:list xml:id="list1621882582" text:style-name="L6">
        <text:list-item>
          <text:p text:style-name="P11"><text:span text:style-name="Strong_20_Emphasis">Attach Request</text:span>:</text:p>
          <text:list>
            <text:list-item>
              <text:p text:style-name="P12">The UE sends an <text:span text:style-name="Strong_20_Emphasis">Initial UE Message</text:span> to the 5G gNodeB (NR cell).</text:p>
            </text:list-item>
          </text:list>
        </text:list-item>
        <text:list-item>
          <text:p text:style-name="P11"><text:span text:style-name="Strong_20_Emphasis">gNodeB to AMF</text:span>:</text:p>
          <text:list>
            <text:list-item>
              <text:p text:style-name="P12">The gNodeB forwards this to the AMF via the N2 interface.</text:p>
            </text:list-item>
          </text:list>
        </text:list-item>
        <text:list-item>
          <text:p text:style-name="P11"><text:span text:style-name="Strong_20_Emphasis">Registration Request</text:span>:</text:p>
          <text:list>
            <text:list-item>
              <text:p text:style-name="P12">The AMF processes the registration request and responds with a <text:span text:style-name="Strong_20_Emphasis">Registration Accept</text:span>.</text:p>
            </text:list-item>
          </text:list>
        </text:list-item>
        <text:list-item>
          <text:p text:style-name="P11"><text:span text:style-name="Strong_20_Emphasis">Registration Complete</text:span>:</text:p>
          <text:list>
            <text:list-item>
              <text:p text:style-name="P11">The UE responds with a <text:span text:style-name="Strong_20_Emphasis">Registration Complete</text:span>.</text:p>
            </text:list-item>
          </text:list>
        </text:list-item>
      </text:list>
      <text:h text:style-name="Heading_20_4" text:outline-level="4"><text:span text:style-name="Strong_20_Emphasis">Session Establishment Procedure</text:span></text:h>
      <text:list xml:id="list2292970571" text:style-name="L7">
        <text:list-item>
          <text:p text:style-name="P13"><text:span text:style-name="Strong_20_Emphasis">Session Request</text:span>:</text:p>
          <text:list>
            <text:list-item>
              <text:p text:style-name="P14">The AMF sends a <text:span text:style-name="Strong_20_Emphasis">Session Establishment Request</text:span> to the SMF (Session Management Function).</text:p>
            </text:list-item>
          </text:list>
        </text:list-item>
        <text:list-item>
          <text:p text:style-name="P13"><text:span text:style-name="Strong_20_Emphasis">Session Response</text:span>:</text:p>
          <text:list>
            <text:list-item>
              <text:p text:style-name="P14"><text:soft-page-break/>The SMF processes the request and sends a <text:span text:style-name="Strong_20_Emphasis">Session Establishment Response</text:span> back to the AMF.</text:p>
            </text:list-item>
          </text:list>
        </text:list-item>
        <text:list-item>
          <text:p text:style-name="P13"><text:span text:style-name="Strong_20_Emphasis">Bearer Resource Command</text:span>:</text:p>
          <text:list>
            <text:list-item>
              <text:p text:style-name="P14">The AMF sends a <text:span text:style-name="Strong_20_Emphasis">Bearer Resource Command</text:span> to the gNodeB to set up bearers.</text:p>
            </text:list-item>
          </text:list>
        </text:list-item>
        <text:list-item>
          <text:p text:style-name="P13"><text:span text:style-name="Strong_20_Emphasis">Bearer Resource Setup Response</text:span>:</text:p>
          <text:list>
            <text:list-item>
              <text:p text:style-name="P13">The gNodeB responds with a <text:span text:style-name="Strong_20_Emphasis">Bearer Resource Setup Response</text:span>.</text:p>
            </text:list-item>
          </text:list>
        </text:list-item>
      </text:list>
      <text:h text:style-name="Heading_20_4" text:outline-level="4"><text:span text:style-name="Strong_20_Emphasis">Call Establishment and Management</text:span></text:h>
      <text:list xml:id="list1996548427" text:style-name="L8">
        <text:list-item>
          <text:p text:style-name="P15"><text:span text:style-name="Strong_20_Emphasis">Call Setup</text:span>:</text:p>
          <text:list>
            <text:list-item>
              <text:p text:style-name="P16">In SA, the call setup is handled entirely through 5G protocols, including interactions between gNodeB, AMF, and SMF.</text:p>
            </text:list-item>
          </text:list>
        </text:list-item>
        <text:list-item>
          <text:p text:style-name="P15"><text:span text:style-name="Strong_20_Emphasis">Handover and Mobility</text:span>:</text:p>
          <text:list>
            <text:list-item>
              <text:p text:style-name="P16">Handover procedures are handled within the 5G system, utilizing the 5G core network for mobility management.</text:p>
            </text:list-item>
          </text:list>
        </text:list-item>
        <text:list-item>
          <text:p text:style-name="P15"><text:span text:style-name="Strong_20_Emphasis">Call Release</text:span>:</text:p>
          <text:list>
            <text:list-item>
              <text:p text:style-name="P15">The call release procedure involves deactivating bearers and terminating the call entirely within the 5G ecosystem.</text:p>
            </text:list-item>
          </text:list>
        </text:list-item>
      </text:list>
      <text:h text:style-name="Heading_20_3" text:outline-level="3">Summary of Differences</text:h>
      <text:list xml:id="list57023582" text:style-name="L9">
        <text:list-item>
          <text:p text:style-name="P17"><text:span text:style-name="Strong_20_Emphasis">Control Signaling</text:span>:</text:p>
          <text:list>
            <text:list-item>
              <text:p text:style-name="P18"><text:span text:style-name="Strong_20_Emphasis">NSA</text:span>: Uses LTE (eNodeB and MME) for control signaling and 5G NR for data.</text:p>
            </text:list-item>
            <text:list-item>
              <text:p text:style-name="P18"><text:span text:style-name="Strong_20_Emphasis">SA</text:span>: Uses 5G core (AMF and SMF) and 5G NR for both control signaling and data.</text:p>
            </text:list-item>
          </text:list>
        </text:list-item>
        <text:list-item>
          <text:p text:style-name="P17"><text:span text:style-name="Strong_20_Emphasis">Architecture</text:span>:</text:p>
          <text:list>
            <text:list-item>
              <text:p text:style-name="P18"><text:span text:style-name="Strong_20_Emphasis">NSA</text:span>: Hybrid architecture, combining LTE and 5G components.</text:p>
            </text:list-item>
            <text:list-item>
              <text:p text:style-name="P18"><text:span text:style-name="Strong_20_Emphasis">SA</text:span>: Fully 5G architecture, with complete reliance on 5G core components.</text:p>
            </text:list-item>
          </text:list>
        </text:list-item>
        <text:list-item>
          <text:p text:style-name="P17"><text:span text:style-name="Strong_20_Emphasis">Bearer Management</text:span>:</text:p>
          <text:list>
            <text:list-item>
              <text:p text:style-name="P18"><text:span text:style-name="Strong_20_Emphasis">NSA</text:span>: Manages bearers using both LTE and 5G protocols.</text:p>
            </text:list-item>
            <text:list-item>
              <text:p text:style-name="P18"><text:span text:style-name="Strong_20_Emphasis">SA</text:span>: Manages bearers entirely through 5G protocols.</text:p>
            </text:list-item>
          </text:list>
        </text:list-item>
        <text:list-item>
          <text:p text:style-name="P17"><text:span text:style-name="Strong_20_Emphasis">Handover</text:span>:</text:p>
          <text:list>
            <text:list-item>
              <text:p text:style-name="P18"><text:span text:style-name="Strong_20_Emphasis">NSA</text:span>: Handover involves both LTE and 5G NR components.</text:p>
            </text:list-item>
            <text:list-item>
              <text:p text:style-name="P17"><text:span text:style-name="Strong_20_Emphasis">SA</text:span>: Handover is managed within the 5G ecosystem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6T11:23:01.543829034</meta:creation-date>
    <dc:date>2024-08-06T11:24:29.284114497</dc:date>
    <meta:editing-duration>PT1M28S</meta:editing-duration>
    <meta:editing-cycles>1</meta:editing-cycles>
    <meta:document-statistic meta:table-count="0" meta:image-count="0" meta:object-count="0" meta:page-count="3" meta:paragraph-count="81" meta:word-count="702" meta:character-count="4058" meta:non-whitespace-character-count="3505"/>
    <meta:generator>LibreOffice/7.3.7.2$Linux_X86_64 LibreOffice_project/30$Build-2</meta:generator>
  </office:meta>
</office:document-meta>
</file>